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0.545cm" svg:x="0.026cm" svg:y="1.783cm" svg:viewBox="0 0 14061 10546" svg:d="M0 10546h14061M14061 10546l-14061-10546M0 0v1054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